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B40F7B5C9E99B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0000" draw:auto-grow-height="true" fo:min-height="15.805cm"/>
    </style:style>
    <style:style style:name="pr6" style:family="presentation" style:parent-style-name="midnightblue-subtitle" style:list-style-name="L2">
      <style:graphic-properties draw:fill-color="#ff0000" draw:auto-grow-height="true" fo:min-height="15.805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0000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ranch in GIT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Branching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Verify Branch</text:p>
              </text:list-item>
              <text:list-item>
                <text:p text:style-name="P4">Why Branching</text:p>
              </text:list-item>
              <text:list-item>
                <text:p text:style-name="P4">List GIT Branches</text:p>
                <text:p text:style-name="P4">git branch -a<text:line-break/></text:p>
              </text:list-item>
              <text:list-item>
                <text:p text:style-name="P4"><text:s/>Create new branch</text:p>
                <text:p text:style-name="P4">git branch &lt;branch_name&gt;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xml:id="id2" draw:id="id2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Branching</text:p>
          </draw:text-box>
        </draw:frame>
        <draw:frame presentation:style-name="pr6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Switch Branch in GIT</text:p>
                <text:p text:style-name="P4">git checkout &lt;branch_name&gt;<text:line-break/></text:p>
              </text:list-item>
              <text:list-item>
                <text:p text:style-name="P4">Rename Branch </text:p>
                <text:p text:style-name="P4">git branch -m &lt;old_name&gt; &lt;new_name&gt;<text:line-break/></text:p>
              </text:list-item>
              <text:list-item>
                <text:p text:style-name="P4">Delete Branch </text:p>
                <text:p text:style-name="P4">git branch -d &lt;branch_name&gt;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B40F7B5C9E99B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3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4-28T05:48:19.839538968</dc:date>
    <meta:editing-duration>PT11H32M1S</meta:editing-duration>
    <meta:editing-cycles>29</meta:editing-cycles>
    <meta:generator>LibreOffice/5.1.6.2$Linux_X86_64 LibreOffice_project/10m0$Build-2</meta:generator>
    <meta:document-statistic meta:object-count="53"/>
  </office:meta>
</office:document-meta>
</file>